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3.224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3.253cm"/>
    </style:style>
    <style:style style:name="co12" style:family="table-column">
      <style:table-column-properties fo:break-before="auto" style:column-width="3.06cm"/>
    </style:style>
    <style:style style:name="co13" style:family="table-column">
      <style:table-column-properties fo:break-before="auto" style:column-width="3.198cm"/>
    </style:style>
    <style:style style:name="co14" style:family="table-column">
      <style:table-column-properties fo:break-before="auto" style:column-width="2.925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2.842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76cm"/>
    </style:style>
    <style:style style:name="co21" style:family="table-column">
      <style:table-column-properties fo:break-before="auto" style:column-width="2.87cm"/>
    </style:style>
    <style:style style:name="co22" style:family="table-column">
      <style:table-column-properties fo:break-before="auto" style:column-width="2.951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2.896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3.388cm"/>
    </style:style>
    <style:style style:name="co27" style:family="table-column">
      <style:table-column-properties fo:break-before="auto" style:column-width="3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Tahoma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>
            <text:p>Lieux</text:p>
          </table:table-cell>
          <table:table-cell office:value-type="string">
            <text:p>Noms</text:p>
          </table:table-cell>
          <table:table-cell office:value-type="string">
            <text:p>Level elfe</text:p>
          </table:table-cell>
          <table:table-cell office:value-type="string">
            <text:p>Level humain</text:p>
          </table:table-cell>
          <table:table-cell office:value-type="string">
            <text:p>Level nain</text:p>
          </table:table-cell>
          <table:table-cell office:value-type="string">
            <text:p>Level morn</text:p>
          </table:table-cell>
          <table:table-cell office:value-type="string">
            <text:p>Level Agylis</text:p>
          </table:table-cell>
          <table:table-cell office:value-type="string">
            <text:p>Level gobelin</text:p>
          </table:table-cell>
          <table:table-cell office:value-type="string">
            <text:p>Attaque elfe</text:p>
          </table:table-cell>
          <table:table-cell office:value-type="string">
            <text:p>Attaque humain</text:p>
          </table:table-cell>
          <table:table-cell office:value-type="string">
            <text:p>Attaque morn</text:p>
          </table:table-cell>
          <table:table-cell office:value-type="string">
            <text:p>attaque nain</text:p>
          </table:table-cell>
          <table:table-cell office:value-type="string">
            <text:p>Attaque Agylis</text:p>
          </table:table-cell>
          <table:table-cell office:value-type="string">
            <text:p>Attaque gobelin</text:p>
          </table:table-cell>
          <table:table-cell office:value-type="string">
            <text:p>Defense elfe</text:p>
          </table:table-cell>
          <table:table-cell office:value-type="string">
            <text:p>Defense humain</text:p>
          </table:table-cell>
          <table:table-cell office:value-type="string">
            <text:p>defense morn</text:p>
          </table:table-cell>
          <table:table-cell office:value-type="string">
            <text:p>defense nain</text:p>
          </table:table-cell>
          <table:table-cell office:value-type="string">
            <text:p>defense agylis</text:p>
          </table:table-cell>
          <table:table-cell office:value-type="string">
            <text:p>defense gobelin</text:p>
          </table:table-cell>
          <table:table-cell office:value-type="string">
            <text:p>Vitesse elfe</text:p>
          </table:table-cell>
          <table:table-cell office:value-type="string">
            <text:p>Vitesse humain</text:p>
          </table:table-cell>
          <table:table-cell office:value-type="string">
            <text:p>Vitesse morn</text:p>
          </table:table-cell>
          <table:table-cell office:value-type="string">
            <text:p>Vitesse nain</text:p>
          </table:table-cell>
          <table:table-cell office:value-type="string">
            <text:p>Vitesse agylis</text:p>
          </table:table-cell>
          <table:table-cell office:value-type="string">
            <text:p>Vitesse gobelin</text:p>
          </table:table-cell>
          <table:table-cell office:value-type="string">
            <text:p>Precision elfe</text:p>
          </table:table-cell>
          <table:table-cell office:value-type="string">
            <text:p>Precision humain</text:p>
          </table:table-cell>
          <table:table-cell office:value-type="string">
            <text:p>Precision nain</text:p>
          </table:table-cell>
          <table:table-cell office:value-type="string">
            <text:p>Precision morn</text:p>
          </table:table-cell>
          <table:table-cell office:value-type="string">
            <text:p>Precision agylis</text:p>
          </table:table-cell>
          <table:table-cell office:value-type="string">
            <text:p>Precision gobelin</text:p>
          </table:table-cell>
          <table:table-cell office:value-type="string">
            <text:p>Dexterite elfe</text:p>
          </table:table-cell>
          <table:table-cell office:value-type="string">
            <text:p>Dexterite nain</text:p>
          </table:table-cell>
          <table:table-cell office:value-type="string">
            <text:p>Dexterite humain</text:p>
          </table:table-cell>
          <table:table-cell office:value-type="string">
            <text:p>Dexterite morn</text:p>
          </table:table-cell>
          <table:table-cell office:value-type="string">
            <text:p>Dexterite agylis</text:p>
          </table:table-cell>
          <table:table-cell office:value-type="string">
            <text:p>Dexterite gobelin</text:p>
          </table:table-cell>
          <table:table-cell office:value-type="string">
            <text:p>Intelligence elfe</text:p>
          </table:table-cell>
          <table:table-cell office:value-type="string">
            <text:p>Intelligence humain</text:p>
          </table:table-cell>
          <table:table-cell office:value-type="string">
            <text:p>Intelligence nain</text:p>
          </table:table-cell>
          <table:table-cell office:value-type="string">
            <text:p>Intelligence morn</text:p>
          </table:table-cell>
          <table:table-cell office:value-type="string">
            <text:p>Intelligence agylis</text:p>
          </table:table-cell>
          <table:table-cell office:value-type="string">
            <text:p>Intelligence gobelin</text:p>
          </table:table-cell>
        </table:table-row>
        <table:table-row table:style-name="ro2">
          <table:table-cell office:value-type="string">
            <text:p>Montagnes</text:p>
          </table:table-cell>
          <table:table-cell office:value-type="string">
            <text:p>Aruk (33)</text:p>
          </table:table-cell>
          <table:table-cell table:number-columns-repeated="2" office:value-type="string">
            <text:p>123 – 126</text:p>
          </table:table-cell>
          <table:table-cell office:value-type="string">
            <text:p>4 – 6</text:p>
          </table:table-cell>
          <table:table-cell table:number-columns-repeated="2" office:value-type="string">
            <text:p>123 – 126</text:p>
          </table:table-cell>
          <table:table-cell office:value-type="string">
            <text:p>41 - 4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rioria (29)</text:p>
          </table:table-cell>
          <table:table-cell table:number-columns-repeated="2" office:value-type="string">
            <text:p>109 – 111</text:p>
          </table:table-cell>
          <table:table-cell office:value-type="string">
            <text:p>10 – 12</text:p>
          </table:table-cell>
          <table:table-cell table:number-columns-repeated="2" office:value-type="string">
            <text:p>109 – 111</text:p>
          </table:table-cell>
          <table:table-cell office:value-type="string">
            <text:p>35 – 3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rmas (66)</text:p>
          </table:table-cell>
          <table:table-cell table:number-columns-repeated="2" office:value-type="string">
            <text:p>127 – 130</text:p>
          </table:table-cell>
          <table:table-cell office:value-type="string">
            <text:p>1 – 3</text:p>
          </table:table-cell>
          <table:table-cell table:number-columns-repeated="2" office:value-type="string">
            <text:p>127 – 130</text:p>
          </table:table-cell>
          <table:table-cell office:value-type="string">
            <text:p>44 – 4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arpie (21)</text:p>
          </table:table-cell>
          <table:table-cell table:number-columns-repeated="2" office:value-type="string">
            <text:p>131 – 134</text:p>
          </table:table-cell>
          <table:table-cell office:value-type="string">
            <text:p>19 – 21</text:p>
          </table:table-cell>
          <table:table-cell table:number-columns-repeated="2" office:value-type="string">
            <text:p>131 – 134</text:p>
          </table:table-cell>
          <table:table-cell office:value-type="string">
            <text:p>7 – 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Denum (18)</text:p>
          </table:table-cell>
          <table:table-cell table:number-columns-repeated="2" office:value-type="string">
            <text:p>99 – 101</text:p>
          </table:table-cell>
          <table:table-cell office:value-type="string">
            <text:p>28 - 31</text:p>
          </table:table-cell>
          <table:table-cell table:number-columns-repeated="2" office:value-type="string">
            <text:p>99 – 101</text:p>
          </table:table-cell>
          <table:table-cell office:value-type="string">
            <text:p>16 – 1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ewel Snake (99)</text:p>
          </table:table-cell>
          <table:table-cell table:number-columns-repeated="2" office:value-type="string">
            <text:p>90 – 92</text:p>
          </table:table-cell>
          <table:table-cell office:value-type="string">
            <text:p>35 – 37</text:p>
          </table:table-cell>
          <table:table-cell table:number-columns-repeated="2" office:value-type="string">
            <text:p>90 – 92</text:p>
          </table:table-cell>
          <table:table-cell office:value-type="string">
            <text:p>22 – 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yra'k (37)</text:p>
          </table:table-cell>
          <table:table-cell table:number-columns-repeated="2" office:value-type="string">
            <text:p>105 – 107</text:p>
          </table:table-cell>
          <table:table-cell office:value-type="string">
            <text:p>32 – 34</text:p>
          </table:table-cell>
          <table:table-cell table:number-columns-repeated="2" office:value-type="string">
            <text:p>105 – 107</text:p>
          </table:table-cell>
          <table:table-cell office:value-type="string">
            <text:p>32 – 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ir'ta (38)</text:p>
          </table:table-cell>
          <table:table-cell table:number-columns-repeated="2" office:value-type="string">
            <text:p>120 – 122</text:p>
          </table:table-cell>
          <table:table-cell office:value-type="string">
            <text:p>7 – 9</text:p>
          </table:table-cell>
          <table:table-cell table:number-columns-repeated="2" office:value-type="string">
            <text:p>120 – 122</text:p>
          </table:table-cell>
          <table:table-cell office:value-type="string">
            <text:p>38 – 4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n'si (39)</text:p>
          </table:table-cell>
          <table:table-cell table:number-columns-repeated="2" office:value-type="string">
            <text:p>117 – 119</text:p>
          </table:table-cell>
          <table:table-cell office:value-type="string">
            <text:p>16 – 18</text:p>
          </table:table-cell>
          <table:table-cell table:number-columns-repeated="2" office:value-type="string">
            <text:p>117 – 119</text:p>
          </table:table-cell>
          <table:table-cell office:value-type="string">
            <text:p>10 – 1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on'Pu (92)</text:p>
          </table:table-cell>
          <table:table-cell table:number-columns-repeated="2" office:value-type="string">
            <text:p>102 – 104</text:p>
          </table:table-cell>
          <table:table-cell office:value-type="string">
            <text:p>25 – 27</text:p>
          </table:table-cell>
          <table:table-cell table:number-columns-repeated="2" office:value-type="string">
            <text:p>102 – 104</text:p>
          </table:table-cell>
          <table:table-cell office:value-type="string">
            <text:p>28 – 3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ebraude (82)</text:p>
          </table:table-cell>
          <table:table-cell table:number-columns-repeated="2" office:value-type="string">
            <text:p>96 – 98</text:p>
          </table:table-cell>
          <table:table-cell office:value-type="string">
            <text:p>41 – 43</text:p>
          </table:table-cell>
          <table:table-cell table:number-columns-repeated="2" office:value-type="string">
            <text:p>96 – 98</text:p>
          </table:table-cell>
          <table:table-cell office:value-type="string">
            <text:p>4 – 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Itseed (86)</text:p>
          </table:table-cell>
          <table:table-cell table:number-columns-repeated="2" office:value-type="string">
            <text:p>93 – 95</text:p>
          </table:table-cell>
          <table:table-cell office:value-type="string">
            <text:p>38 – 40</text:p>
          </table:table-cell>
          <table:table-cell table:number-columns-repeated="2" office:value-type="string">
            <text:p>93 – 95</text:p>
          </table:table-cell>
          <table:table-cell office:value-type="string">
            <text:p>19 – 2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ltira (100)</text:p>
          </table:table-cell>
          <table:table-cell table:number-columns-repeated="2" office:value-type="string">
            <text:p>114 – 116</text:p>
          </table:table-cell>
          <table:table-cell office:value-type="string">
            <text:p>22 – 24</text:p>
          </table:table-cell>
          <table:table-cell table:number-columns-repeated="2" office:value-type="string">
            <text:p>114 – 116</text:p>
          </table:table-cell>
          <table:table-cell office:value-type="string">
            <text:p>13 – 1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neaky (81)</text:p>
          </table:table-cell>
          <table:table-cell table:number-columns-repeated="2" office:value-type="string">
            <text:p>134 – 139</text:p>
          </table:table-cell>
          <table:table-cell office:value-type="string">
            <text:p>44 – 46</text:p>
          </table:table-cell>
          <table:table-cell table:number-columns-repeated="2" office:value-type="string">
            <text:p>134 – 139</text:p>
          </table:table-cell>
          <table:table-cell office:value-type="string">
            <text:p>1 – 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röl (95)</text:p>
          </table:table-cell>
          <table:table-cell table:number-columns-repeated="2" office:value-type="string">
            <text:p>111 – 113</text:p>
          </table:table-cell>
          <table:table-cell office:value-type="string">
            <text:p>13 – 15</text:p>
          </table:table-cell>
          <table:table-cell table:number-columns-repeated="2" office:value-type="string">
            <text:p>111 – 113</text:p>
          </table:table-cell>
          <table:table-cell office:value-type="string">
            <text:p>25 – 27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Foret</text:p>
          </table:table-cell>
          <table:table-cell office:value-type="string">
            <text:p>Brak'Dir (25)</text:p>
          </table:table-cell>
          <table:table-cell office:value-type="string">
            <text:p>4 – 6</text:p>
          </table:table-cell>
          <table:table-cell table:number-columns-repeated="3" office:value-type="string">
            <text:p>123 – 126</text:p>
          </table:table-cell>
          <table:table-cell office:value-type="string">
            <text:p>41 - 43</text:p>
          </table:table-cell>
          <table:table-cell office:value-type="string">
            <text:p>123 – 126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boris (17)</text:p>
          </table:table-cell>
          <table:table-cell office:value-type="string">
            <text:p>10 – 12</text:p>
          </table:table-cell>
          <table:table-cell table:number-columns-repeated="3" office:value-type="string">
            <text:p>109 – 111</text:p>
          </table:table-cell>
          <table:table-cell office:value-type="string">
            <text:p>19 – 21</text:p>
          </table:table-cell>
          <table:table-cell office:value-type="string">
            <text:p>109 – 111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Olioman (2)</text:p>
          </table:table-cell>
          <table:table-cell office:value-type="string">
            <text:p>1 – 3</text:p>
          </table:table-cell>
          <table:table-cell table:number-columns-repeated="3" office:value-type="string">
            <text:p>127 – 130</text:p>
          </table:table-cell>
          <table:table-cell office:value-type="string">
            <text:p>44 – 46</text:p>
          </table:table-cell>
          <table:table-cell office:value-type="string">
            <text:p>127 – 130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Deri (20)</text:p>
          </table:table-cell>
          <table:table-cell office:value-type="string">
            <text:p>41 – 43</text:p>
          </table:table-cell>
          <table:table-cell table:number-columns-repeated="3" office:value-type="string">
            <text:p>131 – 134</text:p>
          </table:table-cell>
          <table:table-cell office:value-type="string">
            <text:p>7 – 9</text:p>
          </table:table-cell>
          <table:table-cell office:value-type="string">
            <text:p>131 – 13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Marawh (34)</text:p>
          </table:table-cell>
          <table:table-cell office:value-type="string">
            <text:p>28 – 31</text:p>
          </table:table-cell>
          <table:table-cell table:number-columns-repeated="3" office:value-type="string">
            <text:p>99 – 101</text:p>
          </table:table-cell>
          <table:table-cell office:value-type="string">
            <text:p>16 – 18</text:p>
          </table:table-cell>
          <table:table-cell office:value-type="string">
            <text:p>99 – 10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ima (40)</text:p>
          </table:table-cell>
          <table:table-cell office:value-type="string">
            <text:p>35 – 37</text:p>
          </table:table-cell>
          <table:table-cell table:number-columns-repeated="3" office:value-type="string">
            <text:p>90 – 92</text:p>
          </table:table-cell>
          <table:table-cell office:value-type="string">
            <text:p>22 – 24</text:p>
          </table:table-cell>
          <table:table-cell office:value-type="string">
            <text:p>90 – 92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urar (41)</text:p>
          </table:table-cell>
          <table:table-cell office:value-type="string">
            <text:p>32 – 34</text:p>
          </table:table-cell>
          <table:table-cell table:number-columns-repeated="3" office:value-type="string">
            <text:p>105 – 107</text:p>
          </table:table-cell>
          <table:table-cell office:value-type="string">
            <text:p>10 – 12 </text:p>
          </table:table-cell>
          <table:table-cell office:value-type="string">
            <text:p>105 – 107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Venaris (16)</text:p>
          </table:table-cell>
          <table:table-cell office:value-type="string">
            <text:p>7 – 9</text:p>
          </table:table-cell>
          <table:table-cell table:number-columns-repeated="3" office:value-type="string">
            <text:p>120 – 122</text:p>
          </table:table-cell>
          <table:table-cell office:value-type="string">
            <text:p>38 – 40</text:p>
          </table:table-cell>
          <table:table-cell office:value-type="string">
            <text:p>120 – 122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Cavalier Farls (76)</text:p>
          </table:table-cell>
          <table:table-cell office:value-type="string">
            <text:p>22 – 24 </text:p>
          </table:table-cell>
          <table:table-cell table:number-columns-repeated="3" office:value-type="string">
            <text:p>117 – 119</text:p>
          </table:table-cell>
          <table:table-cell office:value-type="string">
            <text:p>32 – 34</text:p>
          </table:table-cell>
          <table:table-cell office:value-type="string">
            <text:p>117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ntassin Farls (77)</text:p>
          </table:table-cell>
          <table:table-cell office:value-type="string">
            <text:p>19 – 21</text:p>
          </table:table-cell>
          <table:table-cell table:number-columns-repeated="3" office:value-type="string">
            <text:p>102 – 104</text:p>
          </table:table-cell>
          <table:table-cell office:value-type="string">
            <text:p>28 – 31</text:p>
          </table:table-cell>
          <table:table-cell office:value-type="string">
            <text:p>102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cher Farls (78)</text:p>
          </table:table-cell>
          <table:table-cell office:value-type="string">
            <text:p>16 – 18</text:p>
          </table:table-cell>
          <table:table-cell table:number-columns-repeated="3" office:value-type="string">
            <text:p>96 – 98</text:p>
          </table:table-cell>
          <table:table-cell office:value-type="string">
            <text:p>25 – 27</text:p>
          </table:table-cell>
          <table:table-cell office:value-type="string">
            <text:p>96 – 98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General Farls (79)</text:p>
          </table:table-cell>
          <table:table-cell office:value-type="string">
            <text:p>25 – 27 </text:p>
          </table:table-cell>
          <table:table-cell table:number-columns-repeated="3" office:value-type="string">
            <text:p>93 – 95</text:p>
          </table:table-cell>
          <table:table-cell office:value-type="string">
            <text:p>35 – 37</text:p>
          </table:table-cell>
          <table:table-cell office:value-type="string">
            <text:p>93 – 95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rbel (85)</text:p>
          </table:table-cell>
          <table:table-cell office:value-type="string">
            <text:p>38 – 40</text:p>
          </table:table-cell>
          <table:table-cell table:number-columns-repeated="3" office:value-type="string">
            <text:p>114 – 116</text:p>
          </table:table-cell>
          <table:table-cell office:value-type="string">
            <text:p>13 – 15</text:p>
          </table:table-cell>
          <table:table-cell office:value-type="string">
            <text:p>114 – 11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uge (91)</text:p>
          </table:table-cell>
          <table:table-cell office:value-type="string">
            <text:p>44 – 46</text:p>
          </table:table-cell>
          <table:table-cell table:number-columns-repeated="3" office:value-type="string">
            <text:p>134 – 139</text:p>
          </table:table-cell>
          <table:table-cell office:value-type="string">
            <text:p>1 – 3</text:p>
          </table:table-cell>
          <table:table-cell office:value-type="string">
            <text:p>134 – 13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Ilgyan (83)</text:p>
          </table:table-cell>
          <table:table-cell office:value-type="string">
            <text:p>13 – 15</text:p>
          </table:table-cell>
          <table:table-cell table:number-columns-repeated="3" office:value-type="string">
            <text:p>111 – 113</text:p>
          </table:table-cell>
          <table:table-cell office:value-type="string">
            <text:p>4 – 6 </text:p>
          </table:table-cell>
          <table:table-cell office:value-type="string">
            <text:p>111 – 113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Lacs</text:p>
          </table:table-cell>
          <table:table-cell office:value-type="string">
            <text:p>Elfes de Zuril (24)</text:p>
          </table:table-cell>
          <table:table-cell office:value-type="string">
            <text:p>135 – 139 </text:p>
          </table:table-cell>
          <table:table-cell office:value-type="string">
            <text:p>1 – 4</text:p>
          </table:table-cell>
          <table:table-cell table:number-columns-repeated="4" office:value-type="string">
            <text:p>135 – 139 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Zuril (23)</text:p>
          </table:table-cell>
          <table:table-cell office:value-type="string">
            <text:p>130 – 134</text:p>
          </table:table-cell>
          <table:table-cell office:value-type="string">
            <text:p>5 – 9</text:p>
          </table:table-cell>
          <table:table-cell table:number-columns-repeated="4" office:value-type="string">
            <text:p>130 – 13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Rodeurs (1)</text:p>
          </table:table-cell>
          <table:table-cell office:value-type="string">
            <text:p>125 – 129 </text:p>
          </table:table-cell>
          <table:table-cell office:value-type="string">
            <text:p>9 – 13</text:p>
          </table:table-cell>
          <table:table-cell table:number-columns-repeated="4" office:value-type="string">
            <text:p>125 – 129 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Galkimien (42)</text:p>
          </table:table-cell>
          <table:table-cell office:value-type="string">
            <text:p>120 – 124 </text:p>
          </table:table-cell>
          <table:table-cell office:value-type="string">
            <text:p>14 – 18</text:p>
          </table:table-cell>
          <table:table-cell table:number-columns-repeated="4" office:value-type="string">
            <text:p>120 – 124 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Batry (43)</text:p>
          </table:table-cell>
          <table:table-cell office:value-type="string">
            <text:p>115 – 119</text:p>
          </table:table-cell>
          <table:table-cell office:value-type="string">
            <text:p>18 – 22</text:p>
          </table:table-cell>
          <table:table-cell table:number-columns-repeated="4" office:value-type="string">
            <text:p>115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yyrma (45)</text:p>
          </table:table-cell>
          <table:table-cell office:value-type="string">
            <text:p>110 – 114</text:p>
          </table:table-cell>
          <table:table-cell office:value-type="string">
            <text:p>23 – 27</text:p>
          </table:table-cell>
          <table:table-cell table:number-columns-repeated="4" office:value-type="string">
            <text:p>110 – 11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ruvna (46)</text:p>
          </table:table-cell>
          <table:table-cell office:value-type="string">
            <text:p>105 – 109</text:p>
          </table:table-cell>
          <table:table-cell office:value-type="string">
            <text:p>28 – 32</text:p>
          </table:table-cell>
          <table:table-cell table:number-columns-repeated="4" office:value-type="string">
            <text:p>105 – 10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arvo (84)</text:p>
          </table:table-cell>
          <table:table-cell office:value-type="string">
            <text:p>100 – 104</text:p>
          </table:table-cell>
          <table:table-cell office:value-type="string">
            <text:p>33 – 37</text:p>
          </table:table-cell>
          <table:table-cell table:number-columns-repeated="4" office:value-type="string">
            <text:p>100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Garsh (90)</text:p>
          </table:table-cell>
          <table:table-cell office:value-type="string">
            <text:p>95 – 99</text:p>
          </table:table-cell>
          <table:table-cell office:value-type="string">
            <text:p>37 – 41</text:p>
          </table:table-cell>
          <table:table-cell table:number-columns-repeated="4" office:value-type="string">
            <text:p>95 – 9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ting (94)</text:p>
          </table:table-cell>
          <table:table-cell office:value-type="string">
            <text:p>90 – 94</text:p>
          </table:table-cell>
          <table:table-cell office:value-type="string">
            <text:p>42 – 46</text:p>
          </table:table-cell>
          <table:table-cell table:number-columns-repeated="4" office:value-type="string">
            <text:p>90 – 94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Desert</text:p>
          </table:table-cell>
          <table:table-cell office:value-type="string">
            <text:p>Morga (27)</text:p>
          </table:table-cell>
          <table:table-cell table:number-columns-repeated="3" office:value-type="string">
            <text:p>135 – 139 </text:p>
          </table:table-cell>
          <table:table-cell office:value-type="string">
            <text:p>1 – 4</text:p>
          </table:table-cell>
          <table:table-cell table:number-columns-repeated="2" office:value-type="string">
            <text:p>135 – 139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corpions Noirs (19)</text:p>
          </table:table-cell>
          <table:table-cell table:number-columns-repeated="3" office:value-type="string">
            <text:p>130 – 134</text:p>
          </table:table-cell>
          <table:table-cell office:value-type="string">
            <text:p>5 – 9</text:p>
          </table:table-cell>
          <table:table-cell table:number-columns-repeated="2" office:value-type="string">
            <text:p>130 – 13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Ragma (12)</text:p>
          </table:table-cell>
          <table:table-cell table:number-columns-repeated="3" office:value-type="string">
            <text:p>125 – 129 </text:p>
          </table:table-cell>
          <table:table-cell office:value-type="string">
            <text:p>9 – 13</text:p>
          </table:table-cell>
          <table:table-cell table:number-columns-repeated="2" office:value-type="string">
            <text:p>125 – 129 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Targ (44)</text:p>
          </table:table-cell>
          <table:table-cell table:number-columns-repeated="3" office:value-type="string">
            <text:p>120 – 124 </text:p>
          </table:table-cell>
          <table:table-cell office:value-type="string">
            <text:p>14 – 18</text:p>
          </table:table-cell>
          <table:table-cell table:number-columns-repeated="2" office:value-type="string">
            <text:p>120 – 124 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arm (47)</text:p>
          </table:table-cell>
          <table:table-cell table:number-columns-repeated="3" office:value-type="string">
            <text:p>115 – 119</text:p>
          </table:table-cell>
          <table:table-cell office:value-type="string">
            <text:p>18 – 22</text:p>
          </table:table-cell>
          <table:table-cell table:number-columns-repeated="2" office:value-type="string">
            <text:p>115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Tyrmn (49)</text:p>
          </table:table-cell>
          <table:table-cell table:number-columns-repeated="3" office:value-type="string">
            <text:p>110 – 114</text:p>
          </table:table-cell>
          <table:table-cell office:value-type="string">
            <text:p>23 – 27</text:p>
          </table:table-cell>
          <table:table-cell table:number-columns-repeated="2" office:value-type="string">
            <text:p>110 – 11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Warz (48)</text:p>
          </table:table-cell>
          <table:table-cell table:number-columns-repeated="3" office:value-type="string">
            <text:p>105 – 109</text:p>
          </table:table-cell>
          <table:table-cell office:value-type="string">
            <text:p>28 – 32</text:p>
          </table:table-cell>
          <table:table-cell table:number-columns-repeated="2"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hronophage (89)</text:p>
          </table:table-cell>
          <table:table-cell table:number-columns-repeated="3" office:value-type="string">
            <text:p>100 – 104</text:p>
          </table:table-cell>
          <table:table-cell office:value-type="string">
            <text:p>33 – 37</text:p>
          </table:table-cell>
          <table:table-cell table:number-columns-repeated="2" office:value-type="string">
            <text:p>100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trangler (96)</text:p>
          </table:table-cell>
          <table:table-cell table:number-columns-repeated="3" office:value-type="string">
            <text:p>95 – 99</text:p>
          </table:table-cell>
          <table:table-cell office:value-type="string">
            <text:p>37 – 41</text:p>
          </table:table-cell>
          <table:table-cell table:number-columns-repeated="2" office:value-type="string">
            <text:p>95 – 9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Piercer (97)</text:p>
          </table:table-cell>
          <table:table-cell table:number-columns-repeated="3" office:value-type="string">
            <text:p>90 – 94</text:p>
          </table:table-cell>
          <table:table-cell office:value-type="string">
            <text:p>42 – 46</text:p>
          </table:table-cell>
          <table:table-cell table:number-columns-repeated="2" office:value-type="string">
            <text:p>90 – 94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Plage</text:p>
          </table:table-cell>
          <table:table-cell office:value-type="string">
            <text:p>Yveria (32)</text:p>
          </table:table-cell>
          <table:table-cell office:value-type="string">
            <text:p>47 – 49</text:p>
          </table:table-cell>
          <table:table-cell table:number-columns-repeated="3" office:value-type="string">
            <text:p>90 – 94</text:p>
          </table:table-cell>
          <table:table-cell office:value-type="string">
            <text:p>47 – 49</text:p>
          </table:table-cell>
          <table:table-cell office:value-type="string">
            <text:p>90 – 9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y (50)</text:p>
          </table:table-cell>
          <table:table-cell office:value-type="string">
            <text:p>50 – 52</text:p>
          </table:table-cell>
          <table:table-cell table:number-columns-repeated="3" office:value-type="string">
            <text:p>95 – 99</text:p>
          </table:table-cell>
          <table:table-cell office:value-type="string">
            <text:p>50 – 52</text:p>
          </table:table-cell>
          <table:table-cell office:value-type="string">
            <text:p>95 – 9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Kummi (51)</text:p>
          </table:table-cell>
          <table:table-cell office:value-type="string">
            <text:p>53 – 55</text:p>
          </table:table-cell>
          <table:table-cell table:number-columns-repeated="3" office:value-type="string">
            <text:p>100 – 104</text:p>
          </table:table-cell>
          <table:table-cell office:value-type="string">
            <text:p>53 – 55</text:p>
          </table:table-cell>
          <table:table-cell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irate (52)</text:p>
          </table:table-cell>
          <table:table-cell office:value-type="string">
            <text:p>56 – 58</text:p>
          </table:table-cell>
          <table:table-cell table:number-columns-repeated="3" office:value-type="string">
            <text:p>105 – 109</text:p>
          </table:table-cell>
          <table:table-cell office:value-type="string">
            <text:p>56 – 58</text:p>
          </table:table-cell>
          <table:table-cell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nnis (53)</text:p>
          </table:table-cell>
          <table:table-cell office:value-type="string">
            <text:p>59 – 61</text:p>
          </table:table-cell>
          <table:table-cell table:number-columns-repeated="3" office:value-type="string">
            <text:p>110 – 114</text:p>
          </table:table-cell>
          <table:table-cell office:value-type="string">
            <text:p>59 – 61</text:p>
          </table:table-cell>
          <table:table-cell office:value-type="string">
            <text:p>110 – 11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Mizzy (54)</text:p>
          </table:table-cell>
          <table:table-cell office:value-type="string">
            <text:p>62 – 64</text:p>
          </table:table-cell>
          <table:table-cell table:number-columns-repeated="3" office:value-type="string">
            <text:p>115 – 119</text:p>
          </table:table-cell>
          <table:table-cell office:value-type="string">
            <text:p>62 – 64</text:p>
          </table:table-cell>
          <table:table-cell office:value-type="string">
            <text:p>115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ukulet (56)</text:p>
          </table:table-cell>
          <table:table-cell office:value-type="string">
            <text:p>65 – 67</text:p>
          </table:table-cell>
          <table:table-cell table:number-columns-repeated="3" office:value-type="string">
            <text:p>120 – 124</text:p>
          </table:table-cell>
          <table:table-cell office:value-type="string">
            <text:p>65 – 67</text:p>
          </table:table-cell>
          <table:table-cell office:value-type="string">
            <text:p>120 – 12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Marin noye (87)</text:p>
          </table:table-cell>
          <table:table-cell office:value-type="string">
            <text:p>68 – 70</text:p>
          </table:table-cell>
          <table:table-cell table:number-columns-repeated="3" office:value-type="string">
            <text:p>125 – 129</text:p>
          </table:table-cell>
          <table:table-cell office:value-type="string">
            <text:p>68 – 70</text:p>
          </table:table-cell>
          <table:table-cell office:value-type="string">
            <text:p>125 – 12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Capitaine noye (88)</text:p>
          </table:table-cell>
          <table:table-cell office:value-type="string">
            <text:p>70 – 72</text:p>
          </table:table-cell>
          <table:table-cell table:number-columns-repeated="3" office:value-type="string">
            <text:p>130 – 134</text:p>
          </table:table-cell>
          <table:table-cell office:value-type="string">
            <text:p>70 – 72</text:p>
          </table:table-cell>
          <table:table-cell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odulo (93)</text:p>
          </table:table-cell>
          <table:table-cell office:value-type="string">
            <text:p>71 – 73</text:p>
          </table:table-cell>
          <table:table-cell table:number-columns-repeated="3" office:value-type="string">
            <text:p>135 – 139</text:p>
          </table:table-cell>
          <table:table-cell office:value-type="string">
            <text:p>71 – 73</text:p>
          </table:table-cell>
          <table:table-cell office:value-type="string">
            <text:p>135 – 139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Limites</text:p>
          </table:table-cell>
          <table:table-cell office:value-type="string">
            <text:p>Pariam (14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Ocean</text:p>
          </table:table-cell>
          <table:table-cell office:value-type="string">
            <text:p>Roi des Mers (101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Marais</text:p>
          </table:table-cell>
          <table:table-cell office:value-type="string">
            <text:p>Empereur des Marais (22)</text:p>
          </table:table-cell>
          <table:table-cell table:number-columns-repeated="6" office:value-type="string">
            <text:p>147 – 15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omur (13)</text:p>
          </table:table-cell>
          <table:table-cell table:number-columns-repeated="6" office:value-type="string">
            <text:p>140 – 14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aqueurs (F)</text:p>
          </table:table-cell>
          <table:table-cell table:number-columns-repeated="6" office:value-type="string">
            <text:p>143 – 146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Plaines Contestees</text:p>
          </table:table-cell>
          <table:table-cell office:value-type="string">
            <text:p>Zerius (31)</text:p>
          </table:table-cell>
          <table:table-cell office:value-type="string">
            <text:p>50 – 52</text:p>
          </table:table-cell>
          <table:table-cell table:formula="of:=[.C75]" office:value-type="string" office:string-value="50 – 52">
            <text:p>50 – 52</text:p>
          </table:table-cell>
          <table:table-cell table:formula="of:=[.D75]" office:value-type="string" office:string-value="50 – 52">
            <text:p>50 – 52</text:p>
          </table:table-cell>
          <table:table-cell table:formula="of:=[.E75]" office:value-type="string" office:string-value="50 – 52">
            <text:p>50 – 52</text:p>
          </table:table-cell>
          <table:table-cell table:formula="of:=[.F75]" office:value-type="string" office:string-value="50 – 52">
            <text:p>50 – 52</text:p>
          </table:table-cell>
          <table:table-cell table:formula="of:=[.G75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ollor (30)</text:p>
          </table:table-cell>
          <table:table-cell office:value-type="string">
            <text:p>47 – 49</text:p>
          </table:table-cell>
          <table:table-cell table:formula="of:=[.C76]" office:value-type="string" office:string-value="47 – 49">
            <text:p>47 – 49</text:p>
          </table:table-cell>
          <table:table-cell table:formula="of:=[.D76]" office:value-type="string" office:string-value="47 – 49">
            <text:p>47 – 49</text:p>
          </table:table-cell>
          <table:table-cell table:formula="of:=[.E76]" office:value-type="string" office:string-value="47 – 49">
            <text:p>47 – 49</text:p>
          </table:table-cell>
          <table:table-cell table:formula="of:=[.F76]" office:value-type="string" office:string-value="47 – 49">
            <text:p>47 – 49</text:p>
          </table:table-cell>
          <table:table-cell table:formula="of:=[.G76]" office:value-type="string" office:string-value="47 – 49">
            <text:p>47 – 4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eras (28)</text:p>
          </table:table-cell>
          <table:table-cell office:value-type="string">
            <text:p>56 – 58</text:p>
          </table:table-cell>
          <table:table-cell table:formula="of:=[.C77]" office:value-type="string" office:string-value="56 – 58">
            <text:p>56 – 58</text:p>
          </table:table-cell>
          <table:table-cell table:formula="of:=[.D77]" office:value-type="string" office:string-value="56 – 58">
            <text:p>56 – 58</text:p>
          </table:table-cell>
          <table:table-cell table:formula="of:=[.E77]" office:value-type="string" office:string-value="56 – 58">
            <text:p>56 – 58</text:p>
          </table:table-cell>
          <table:table-cell table:formula="of:=[.F77]" office:value-type="string" office:string-value="56 – 58">
            <text:p>56 – 58</text:p>
          </table:table-cell>
          <table:table-cell table:formula="of:=[.G77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nciens (26)</text:p>
          </table:table-cell>
          <table:table-cell office:value-type="string">
            <text:p>62 – 64</text:p>
          </table:table-cell>
          <table:table-cell table:formula="of:=[.C78]" office:value-type="string" office:string-value="62 – 64">
            <text:p>62 – 64</text:p>
          </table:table-cell>
          <table:table-cell table:formula="of:=[.D78]" office:value-type="string" office:string-value="62 – 64">
            <text:p>62 – 64</text:p>
          </table:table-cell>
          <table:table-cell table:formula="of:=[.E78]" office:value-type="string" office:string-value="62 – 64">
            <text:p>62 – 64</text:p>
          </table:table-cell>
          <table:table-cell table:formula="of:=[.F78]" office:value-type="string" office:string-value="62 – 64">
            <text:p>62 – 64</text:p>
          </table:table-cell>
          <table:table-cell table:formula="of:=[.G78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oral (15)</text:p>
          </table:table-cell>
          <table:table-cell office:value-type="string">
            <text:p>53 – 55</text:p>
          </table:table-cell>
          <table:table-cell table:formula="of:=[.C79]" office:value-type="string" office:string-value="53 – 55">
            <text:p>53 – 55</text:p>
          </table:table-cell>
          <table:table-cell table:formula="of:=[.D79]" office:value-type="string" office:string-value="53 – 55">
            <text:p>53 – 55</text:p>
          </table:table-cell>
          <table:table-cell table:formula="of:=[.E79]" office:value-type="string" office:string-value="53 – 55">
            <text:p>53 – 55</text:p>
          </table:table-cell>
          <table:table-cell table:formula="of:=[.F79]" office:value-type="string" office:string-value="53 – 55">
            <text:p>53 – 55</text:p>
          </table:table-cell>
          <table:table-cell table:formula="of:=[.G79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arcarus (11)</text:p>
          </table:table-cell>
          <table:table-cell office:value-type="string">
            <text:p>65 – 67</text:p>
          </table:table-cell>
          <table:table-cell table:formula="of:=[.C80]" office:value-type="string" office:string-value="65 – 67">
            <text:p>65 – 67</text:p>
          </table:table-cell>
          <table:table-cell table:formula="of:=[.D80]" office:value-type="string" office:string-value="65 – 67">
            <text:p>65 – 67</text:p>
          </table:table-cell>
          <table:table-cell table:formula="of:=[.E80]" office:value-type="string" office:string-value="65 – 67">
            <text:p>65 – 67</text:p>
          </table:table-cell>
          <table:table-cell table:formula="of:=[.F80]" office:value-type="string" office:string-value="65 – 67">
            <text:p>65 – 67</text:p>
          </table:table-cell>
          <table:table-cell table:formula="of:=[.G80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oup des Steppes (9)</text:p>
          </table:table-cell>
          <table:table-cell office:value-type="string">
            <text:p>68 – 70</text:p>
          </table:table-cell>
          <table:table-cell table:formula="of:=[.C81]" office:value-type="string" office:string-value="68 – 70">
            <text:p>68 – 70</text:p>
          </table:table-cell>
          <table:table-cell table:formula="of:=[.D81]" office:value-type="string" office:string-value="68 – 70">
            <text:p>68 – 70</text:p>
          </table:table-cell>
          <table:table-cell table:formula="of:=[.E81]" office:value-type="string" office:string-value="68 – 70">
            <text:p>68 – 70</text:p>
          </table:table-cell>
          <table:table-cell table:formula="of:=[.F81]" office:value-type="string" office:string-value="68 – 70">
            <text:p>68 – 70</text:p>
          </table:table-cell>
          <table:table-cell table:formula="of:=[.G81]" office:value-type="string" office:string-value="68 – 70">
            <text:p>68 – 7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WarDog (7)</text:p>
          </table:table-cell>
          <table:table-cell office:value-type="string">
            <text:p>50 – 52</text:p>
          </table:table-cell>
          <table:table-cell table:formula="of:=[.C82]" office:value-type="string" office:string-value="50 – 52">
            <text:p>50 – 52</text:p>
          </table:table-cell>
          <table:table-cell table:formula="of:=[.D82]" office:value-type="string" office:string-value="50 – 52">
            <text:p>50 – 52</text:p>
          </table:table-cell>
          <table:table-cell table:formula="of:=[.E82]" office:value-type="string" office:string-value="50 – 52">
            <text:p>50 – 52</text:p>
          </table:table-cell>
          <table:table-cell table:formula="of:=[.F82]" office:value-type="string" office:string-value="50 – 52">
            <text:p>50 – 52</text:p>
          </table:table-cell>
          <table:table-cell table:formula="of:=[.G82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Ungar (6)</text:p>
          </table:table-cell>
          <table:table-cell office:value-type="string">
            <text:p>59 – 61</text:p>
          </table:table-cell>
          <table:table-cell table:formula="of:=[.C83]" office:value-type="string" office:string-value="59 – 61">
            <text:p>59 – 61</text:p>
          </table:table-cell>
          <table:table-cell table:formula="of:=[.D83]" office:value-type="string" office:string-value="59 – 61">
            <text:p>59 – 61</text:p>
          </table:table-cell>
          <table:table-cell table:formula="of:=[.E83]" office:value-type="string" office:string-value="59 – 61">
            <text:p>59 – 61</text:p>
          </table:table-cell>
          <table:table-cell table:formula="of:=[.F83]" office:value-type="string" office:string-value="59 – 61">
            <text:p>59 – 61</text:p>
          </table:table-cell>
          <table:table-cell table:formula="of:=[.G83]" office:value-type="string" office:string-value="59 – 61">
            <text:p>59 – 6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uvrier Ominas (5)</text:p>
          </table:table-cell>
          <table:table-cell office:value-type="string">
            <text:p>77 – 79</text:p>
          </table:table-cell>
          <table:table-cell table:formula="of:=[.C84]" office:value-type="string" office:string-value="77 – 79">
            <text:p>77 – 79</text:p>
          </table:table-cell>
          <table:table-cell table:formula="of:=[.D84]" office:value-type="string" office:string-value="77 – 79">
            <text:p>77 – 79</text:p>
          </table:table-cell>
          <table:table-cell table:formula="of:=[.E84]" office:value-type="string" office:string-value="77 – 79">
            <text:p>77 – 79</text:p>
          </table:table-cell>
          <table:table-cell table:formula="of:=[.F84]" office:value-type="string" office:string-value="77 – 79">
            <text:p>77 – 79</text:p>
          </table:table-cell>
          <table:table-cell table:formula="of:=[.G84]" office:value-type="string" office:string-value="77 – 79">
            <text:p>77 – 7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uerrier ominas (4)</text:p>
          </table:table-cell>
          <table:table-cell office:value-type="string">
            <text:p>80 – 82</text:p>
          </table:table-cell>
          <table:table-cell table:formula="of:=[.C85]" office:value-type="string" office:string-value="80 – 82">
            <text:p>80 – 82</text:p>
          </table:table-cell>
          <table:table-cell table:formula="of:=[.D85]" office:value-type="string" office:string-value="80 – 82">
            <text:p>80 – 82</text:p>
          </table:table-cell>
          <table:table-cell table:formula="of:=[.E85]" office:value-type="string" office:string-value="80 – 82">
            <text:p>80 – 82</text:p>
          </table:table-cell>
          <table:table-cell table:formula="of:=[.F85]" office:value-type="string" office:string-value="80 – 82">
            <text:p>80 – 82</text:p>
          </table:table-cell>
          <table:table-cell table:formula="of:=[.G85]" office:value-type="string" office:string-value="80 – 82">
            <text:p>80 – 82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>
            <text:p>Ominas Gigantis (3)</text:p>
          </table:table-cell>
          <table:table-cell office:value-type="string">
            <text:p>81 – 83</text:p>
          </table:table-cell>
          <table:table-cell table:formula="of:=[.C86]" office:value-type="string" office:string-value="81 – 83">
            <text:p>81 – 83</text:p>
          </table:table-cell>
          <table:table-cell table:formula="of:=[.D86]" office:value-type="string" office:string-value="81 – 83">
            <text:p>81 – 83</text:p>
          </table:table-cell>
          <table:table-cell table:formula="of:=[.E86]" office:value-type="string" office:string-value="81 – 83">
            <text:p>81 – 83</text:p>
          </table:table-cell>
          <table:table-cell table:formula="of:=[.F86]" office:value-type="string" office:string-value="81 – 83">
            <text:p>81 – 83</text:p>
          </table:table-cell>
          <table:table-cell table:formula="of:=[.G86]" office:value-type="string" office:string-value="81 – 83">
            <text:p>81 – 8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liur (10)</text:p>
          </table:table-cell>
          <table:table-cell office:value-type="string">
            <text:p>71 – 73</text:p>
          </table:table-cell>
          <table:table-cell table:formula="of:=[.C87]" office:value-type="string" office:string-value="71 – 73">
            <text:p>71 – 73</text:p>
          </table:table-cell>
          <table:table-cell table:formula="of:=[.D87]" office:value-type="string" office:string-value="71 – 73">
            <text:p>71 – 73</text:p>
          </table:table-cell>
          <table:table-cell table:formula="of:=[.E87]" office:value-type="string" office:string-value="71 – 73">
            <text:p>71 – 73</text:p>
          </table:table-cell>
          <table:table-cell table:formula="of:=[.F87]" office:value-type="string" office:string-value="71 – 73">
            <text:p>71 – 73</text:p>
          </table:table-cell>
          <table:table-cell table:formula="of:=[.G87]" office:value-type="string" office:string-value="71 – 73">
            <text:p>71 – 7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witi (35)</text:p>
          </table:table-cell>
          <table:table-cell office:value-type="string">
            <text:p>70 – 72</text:p>
          </table:table-cell>
          <table:table-cell table:formula="of:=[.C88]" office:value-type="string" office:string-value="70 – 72">
            <text:p>70 – 72</text:p>
          </table:table-cell>
          <table:table-cell table:formula="of:=[.D88]" office:value-type="string" office:string-value="70 – 72">
            <text:p>70 – 72</text:p>
          </table:table-cell>
          <table:table-cell table:formula="of:=[.E88]" office:value-type="string" office:string-value="70 – 72">
            <text:p>70 – 72</text:p>
          </table:table-cell>
          <table:table-cell table:formula="of:=[.F88]" office:value-type="string" office:string-value="70 – 72">
            <text:p>70 – 72</text:p>
          </table:table-cell>
          <table:table-cell table:formula="of:=[.G88]" office:value-type="string" office:string-value="70 – 72">
            <text:p>70 – 7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usa (36)</text:p>
          </table:table-cell>
          <table:table-cell office:value-type="string">
            <text:p>50 – 52</text:p>
          </table:table-cell>
          <table:table-cell table:formula="of:=[.C89]" office:value-type="string" office:string-value="50 – 52">
            <text:p>50 – 52</text:p>
          </table:table-cell>
          <table:table-cell table:formula="of:=[.D89]" office:value-type="string" office:string-value="50 – 52">
            <text:p>50 – 52</text:p>
          </table:table-cell>
          <table:table-cell table:formula="of:=[.E89]" office:value-type="string" office:string-value="50 – 52">
            <text:p>50 – 52</text:p>
          </table:table-cell>
          <table:table-cell table:formula="of:=[.F89]" office:value-type="string" office:string-value="50 – 52">
            <text:p>50 – 52</text:p>
          </table:table-cell>
          <table:table-cell table:formula="of:=[.G89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zzy (55)</text:p>
          </table:table-cell>
          <table:table-cell office:value-type="string">
            <text:p>88 – 90</text:p>
          </table:table-cell>
          <table:table-cell table:formula="of:=[.C90]" office:value-type="string" office:string-value="88 – 90">
            <text:p>88 – 90</text:p>
          </table:table-cell>
          <table:table-cell table:formula="of:=[.D90]" office:value-type="string" office:string-value="88 – 90">
            <text:p>88 – 90</text:p>
          </table:table-cell>
          <table:table-cell table:formula="of:=[.E90]" office:value-type="string" office:string-value="88 – 90">
            <text:p>88 – 90</text:p>
          </table:table-cell>
          <table:table-cell table:formula="of:=[.F90]" office:value-type="string" office:string-value="88 – 90">
            <text:p>88 – 90</text:p>
          </table:table-cell>
          <table:table-cell table:formula="of:=[.G90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pia (57)</text:p>
          </table:table-cell>
          <table:table-cell office:value-type="string">
            <text:p>68 – 70</text:p>
          </table:table-cell>
          <table:table-cell table:formula="of:=[.C91]" office:value-type="string" office:string-value="68 – 70">
            <text:p>68 – 70</text:p>
          </table:table-cell>
          <table:table-cell table:formula="of:=[.D91]" office:value-type="string" office:string-value="68 – 70">
            <text:p>68 – 70</text:p>
          </table:table-cell>
          <table:table-cell table:formula="of:=[.E91]" office:value-type="string" office:string-value="68 – 70">
            <text:p>68 – 70</text:p>
          </table:table-cell>
          <table:table-cell table:formula="of:=[.F91]" office:value-type="string" office:string-value="68 – 70">
            <text:p>68 – 70</text:p>
          </table:table-cell>
          <table:table-cell table:formula="of:=[.G91]" office:value-type="string" office:string-value="68 – 70">
            <text:p>68 – 7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y (58)</text:p>
          </table:table-cell>
          <table:table-cell office:value-type="string">
            <text:p>88 – 90</text:p>
          </table:table-cell>
          <table:table-cell table:formula="of:=[.C92]" office:value-type="string" office:string-value="88 – 90">
            <text:p>88 – 90</text:p>
          </table:table-cell>
          <table:table-cell table:formula="of:=[.D92]" office:value-type="string" office:string-value="88 – 90">
            <text:p>88 – 90</text:p>
          </table:table-cell>
          <table:table-cell table:formula="of:=[.E92]" office:value-type="string" office:string-value="88 – 90">
            <text:p>88 – 90</text:p>
          </table:table-cell>
          <table:table-cell table:formula="of:=[.F92]" office:value-type="string" office:string-value="88 – 90">
            <text:p>88 – 90</text:p>
          </table:table-cell>
          <table:table-cell table:formula="of:=[.G92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ty (59)</text:p>
          </table:table-cell>
          <table:table-cell office:value-type="string">
            <text:p>62 – 64</text:p>
          </table:table-cell>
          <table:table-cell table:formula="of:=[.C93]" office:value-type="string" office:string-value="62 – 64">
            <text:p>62 – 64</text:p>
          </table:table-cell>
          <table:table-cell table:formula="of:=[.D93]" office:value-type="string" office:string-value="62 – 64">
            <text:p>62 – 64</text:p>
          </table:table-cell>
          <table:table-cell table:formula="of:=[.E93]" office:value-type="string" office:string-value="62 – 64">
            <text:p>62 – 64</text:p>
          </table:table-cell>
          <table:table-cell table:formula="of:=[.F93]" office:value-type="string" office:string-value="62 – 64">
            <text:p>62 – 64</text:p>
          </table:table-cell>
          <table:table-cell table:formula="of:=[.G93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gre (60)</text:p>
          </table:table-cell>
          <table:table-cell office:value-type="string">
            <text:p>53 – 55</text:p>
          </table:table-cell>
          <table:table-cell table:formula="of:=[.C94]" office:value-type="string" office:string-value="53 – 55">
            <text:p>53 – 55</text:p>
          </table:table-cell>
          <table:table-cell table:formula="of:=[.D94]" office:value-type="string" office:string-value="53 – 55">
            <text:p>53 – 55</text:p>
          </table:table-cell>
          <table:table-cell table:formula="of:=[.E94]" office:value-type="string" office:string-value="53 – 55">
            <text:p>53 – 55</text:p>
          </table:table-cell>
          <table:table-cell table:formula="of:=[.F94]" office:value-type="string" office:string-value="53 – 55">
            <text:p>53 – 55</text:p>
          </table:table-cell>
          <table:table-cell table:formula="of:=[.G94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oll (61)</text:p>
          </table:table-cell>
          <table:table-cell office:value-type="string">
            <text:p>56 – 58</text:p>
          </table:table-cell>
          <table:table-cell table:formula="of:=[.C95]" office:value-type="string" office:string-value="56 – 58">
            <text:p>56 – 58</text:p>
          </table:table-cell>
          <table:table-cell table:formula="of:=[.D95]" office:value-type="string" office:string-value="56 – 58">
            <text:p>56 – 58</text:p>
          </table:table-cell>
          <table:table-cell table:formula="of:=[.E95]" office:value-type="string" office:string-value="56 – 58">
            <text:p>56 – 58</text:p>
          </table:table-cell>
          <table:table-cell table:formula="of:=[.F95]" office:value-type="string" office:string-value="56 – 58">
            <text:p>56 – 58</text:p>
          </table:table-cell>
          <table:table-cell table:formula="of:=[.G95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racheuse (62)</text:p>
          </table:table-cell>
          <table:table-cell office:value-type="string">
            <text:p>50 – 52</text:p>
          </table:table-cell>
          <table:table-cell table:formula="of:=[.C96]" office:value-type="string" office:string-value="50 – 52">
            <text:p>50 – 52</text:p>
          </table:table-cell>
          <table:table-cell table:formula="of:=[.D96]" office:value-type="string" office:string-value="50 – 52">
            <text:p>50 – 52</text:p>
          </table:table-cell>
          <table:table-cell table:formula="of:=[.E96]" office:value-type="string" office:string-value="50 – 52">
            <text:p>50 – 52</text:p>
          </table:table-cell>
          <table:table-cell table:formula="of:=[.F96]" office:value-type="string" office:string-value="50 – 52">
            <text:p>50 – 52</text:p>
          </table:table-cell>
          <table:table-cell table:formula="of:=[.G96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lama (63)</text:p>
          </table:table-cell>
          <table:table-cell office:value-type="string">
            <text:p>56 – 58</text:p>
          </table:table-cell>
          <table:table-cell table:formula="of:=[.C97]" office:value-type="string" office:string-value="56 – 58">
            <text:p>56 – 58</text:p>
          </table:table-cell>
          <table:table-cell table:formula="of:=[.D97]" office:value-type="string" office:string-value="56 – 58">
            <text:p>56 – 58</text:p>
          </table:table-cell>
          <table:table-cell table:formula="of:=[.E97]" office:value-type="string" office:string-value="56 – 58">
            <text:p>56 – 58</text:p>
          </table:table-cell>
          <table:table-cell table:formula="of:=[.F97]" office:value-type="string" office:string-value="56 – 58">
            <text:p>56 – 58</text:p>
          </table:table-cell>
          <table:table-cell table:formula="of:=[.G97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ün (64)</text:p>
          </table:table-cell>
          <table:table-cell office:value-type="string">
            <text:p>65 – 67</text:p>
          </table:table-cell>
          <table:table-cell table:formula="of:=[.C98]" office:value-type="string" office:string-value="65 – 67">
            <text:p>65 – 67</text:p>
          </table:table-cell>
          <table:table-cell table:formula="of:=[.D98]" office:value-type="string" office:string-value="65 – 67">
            <text:p>65 – 67</text:p>
          </table:table-cell>
          <table:table-cell table:formula="of:=[.E98]" office:value-type="string" office:string-value="65 – 67">
            <text:p>65 – 67</text:p>
          </table:table-cell>
          <table:table-cell table:formula="of:=[.F98]" office:value-type="string" office:string-value="65 – 67">
            <text:p>65 – 67</text:p>
          </table:table-cell>
          <table:table-cell table:formula="of:=[.G98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laos (65)</text:p>
          </table:table-cell>
          <table:table-cell office:value-type="string">
            <text:p>62 – 64</text:p>
          </table:table-cell>
          <table:table-cell table:formula="of:=[.C99]" office:value-type="string" office:string-value="62 – 64">
            <text:p>62 – 64</text:p>
          </table:table-cell>
          <table:table-cell table:formula="of:=[.D99]" office:value-type="string" office:string-value="62 – 64">
            <text:p>62 – 64</text:p>
          </table:table-cell>
          <table:table-cell table:formula="of:=[.E99]" office:value-type="string" office:string-value="62 – 64">
            <text:p>62 – 64</text:p>
          </table:table-cell>
          <table:table-cell table:formula="of:=[.F99]" office:value-type="string" office:string-value="62 – 64">
            <text:p>62 – 64</text:p>
          </table:table-cell>
          <table:table-cell table:formula="of:=[.G99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uryamin (67)</text:p>
          </table:table-cell>
          <table:table-cell office:value-type="string">
            <text:p>53 – 55</text:p>
          </table:table-cell>
          <table:table-cell table:formula="of:=[.C100]" office:value-type="string" office:string-value="53 – 55">
            <text:p>53 – 55</text:p>
          </table:table-cell>
          <table:table-cell table:formula="of:=[.D100]" office:value-type="string" office:string-value="53 – 55">
            <text:p>53 – 55</text:p>
          </table:table-cell>
          <table:table-cell table:formula="of:=[.E100]" office:value-type="string" office:string-value="53 – 55">
            <text:p>53 – 55</text:p>
          </table:table-cell>
          <table:table-cell table:formula="of:=[.F100]" office:value-type="string" office:string-value="53 – 55">
            <text:p>53 – 55</text:p>
          </table:table-cell>
          <table:table-cell table:formula="of:=[.G100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oltor (68)</text:p>
          </table:table-cell>
          <table:table-cell office:value-type="string">
            <text:p>53 – 55</text:p>
          </table:table-cell>
          <table:table-cell table:formula="of:=[.C101]" office:value-type="string" office:string-value="53 – 55">
            <text:p>53 – 55</text:p>
          </table:table-cell>
          <table:table-cell table:formula="of:=[.D101]" office:value-type="string" office:string-value="53 – 55">
            <text:p>53 – 55</text:p>
          </table:table-cell>
          <table:table-cell table:formula="of:=[.E101]" office:value-type="string" office:string-value="53 – 55">
            <text:p>53 – 55</text:p>
          </table:table-cell>
          <table:table-cell table:formula="of:=[.F101]" office:value-type="string" office:string-value="53 – 55">
            <text:p>53 – 55</text:p>
          </table:table-cell>
          <table:table-cell table:formula="of:=[.G101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rras (69)</text:p>
          </table:table-cell>
          <table:table-cell office:value-type="string">
            <text:p>56 – 58</text:p>
          </table:table-cell>
          <table:table-cell table:formula="of:=[.C102]" office:value-type="string" office:string-value="56 – 58">
            <text:p>56 – 58</text:p>
          </table:table-cell>
          <table:table-cell table:formula="of:=[.D102]" office:value-type="string" office:string-value="56 – 58">
            <text:p>56 – 58</text:p>
          </table:table-cell>
          <table:table-cell table:formula="of:=[.E102]" office:value-type="string" office:string-value="56 – 58">
            <text:p>56 – 58</text:p>
          </table:table-cell>
          <table:table-cell table:formula="of:=[.F102]" office:value-type="string" office:string-value="56 – 58">
            <text:p>56 – 58</text:p>
          </table:table-cell>
          <table:table-cell table:formula="of:=[.G102]" office:value-type="string" office:string-value="56 – 58">
            <text:p>56 – 58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Voryatulis (70)</text:p>
          </table:table-cell>
          <table:table-cell office:value-type="string">
            <text:p>74 – 76</text:p>
          </table:table-cell>
          <table:table-cell table:formula="of:=[.C103]" office:value-type="string" office:string-value="74 – 76">
            <text:p>74 – 76</text:p>
          </table:table-cell>
          <table:table-cell table:formula="of:=[.D103]" office:value-type="string" office:string-value="74 – 76">
            <text:p>74 – 76</text:p>
          </table:table-cell>
          <table:table-cell table:formula="of:=[.E103]" office:value-type="string" office:string-value="74 – 76">
            <text:p>74 – 76</text:p>
          </table:table-cell>
          <table:table-cell table:formula="of:=[.F103]" office:value-type="string" office:string-value="74 – 76">
            <text:p>74 – 76</text:p>
          </table:table-cell>
          <table:table-cell table:formula="of:=[.G103]" office:value-type="string" office:string-value="74 – 76">
            <text:p>74 – 76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Myviatu (71)</text:p>
          </table:table-cell>
          <table:table-cell office:value-type="string">
            <text:p>80 – 82</text:p>
          </table:table-cell>
          <table:table-cell table:formula="of:=[.C104]" office:value-type="string" office:string-value="80 – 82">
            <text:p>80 – 82</text:p>
          </table:table-cell>
          <table:table-cell table:formula="of:=[.D104]" office:value-type="string" office:string-value="80 – 82">
            <text:p>80 – 82</text:p>
          </table:table-cell>
          <table:table-cell table:formula="of:=[.E104]" office:value-type="string" office:string-value="80 – 82">
            <text:p>80 – 82</text:p>
          </table:table-cell>
          <table:table-cell table:formula="of:=[.F104]" office:value-type="string" office:string-value="80 – 82">
            <text:p>80 – 82</text:p>
          </table:table-cell>
          <table:table-cell table:formula="of:=[.G104]" office:value-type="string" office:string-value="80 – 82">
            <text:p>80 – 82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Gravita (73)</text:p>
          </table:table-cell>
          <table:table-cell office:value-type="string">
            <text:p>59 – 61</text:p>
          </table:table-cell>
          <table:table-cell table:formula="of:=[.C105]" office:value-type="string" office:string-value="59 – 61">
            <text:p>59 – 61</text:p>
          </table:table-cell>
          <table:table-cell table:formula="of:=[.D105]" office:value-type="string" office:string-value="59 – 61">
            <text:p>59 – 61</text:p>
          </table:table-cell>
          <table:table-cell table:formula="of:=[.E105]" office:value-type="string" office:string-value="59 – 61">
            <text:p>59 – 61</text:p>
          </table:table-cell>
          <table:table-cell table:formula="of:=[.F105]" office:value-type="string" office:string-value="59 – 61">
            <text:p>59 – 61</text:p>
          </table:table-cell>
          <table:table-cell table:formula="of:=[.G105]" office:value-type="string" office:string-value="59 – 61">
            <text:p>59 – 61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Taho (72)</text:p>
          </table:table-cell>
          <table:table-cell office:value-type="string">
            <text:p>82 – 84</text:p>
          </table:table-cell>
          <table:table-cell table:formula="of:=[.C106]" office:value-type="string" office:string-value="82 – 84">
            <text:p>82 – 84</text:p>
          </table:table-cell>
          <table:table-cell table:formula="of:=[.D106]" office:value-type="string" office:string-value="82 – 84">
            <text:p>82 – 84</text:p>
          </table:table-cell>
          <table:table-cell table:formula="of:=[.E106]" office:value-type="string" office:string-value="82 – 84">
            <text:p>82 – 84</text:p>
          </table:table-cell>
          <table:table-cell table:formula="of:=[.F106]" office:value-type="string" office:string-value="82 – 84">
            <text:p>82 – 84</text:p>
          </table:table-cell>
          <table:table-cell table:formula="of:=[.G106]" office:value-type="string" office:string-value="82 – 84">
            <text:p>82 – 8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Nosferatu (74)</text:p>
          </table:table-cell>
          <table:table-cell office:value-type="string">
            <text:p>84 – 86</text:p>
          </table:table-cell>
          <table:table-cell table:formula="of:=[.C107]" office:value-type="string" office:string-value="84 – 86">
            <text:p>84 – 86</text:p>
          </table:table-cell>
          <table:table-cell table:formula="of:=[.D107]" office:value-type="string" office:string-value="84 – 86">
            <text:p>84 – 86</text:p>
          </table:table-cell>
          <table:table-cell table:formula="of:=[.E107]" office:value-type="string" office:string-value="84 – 86">
            <text:p>84 – 86</text:p>
          </table:table-cell>
          <table:table-cell table:formula="of:=[.F107]" office:value-type="string" office:string-value="84 – 86">
            <text:p>84 – 86</text:p>
          </table:table-cell>
          <table:table-cell table:formula="of:=[.G107]" office:value-type="string" office:string-value="84 – 86">
            <text:p>84 – 8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ssassin (75)</text:p>
          </table:table-cell>
          <table:table-cell office:value-type="string">
            <text:p>85 – 87</text:p>
          </table:table-cell>
          <table:table-cell table:formula="of:=[.C108]" office:value-type="string" office:string-value="85 – 87">
            <text:p>85 – 87</text:p>
          </table:table-cell>
          <table:table-cell table:formula="of:=[.D108]" office:value-type="string" office:string-value="85 – 87">
            <text:p>85 – 87</text:p>
          </table:table-cell>
          <table:table-cell table:formula="of:=[.E108]" office:value-type="string" office:string-value="85 – 87">
            <text:p>85 – 87</text:p>
          </table:table-cell>
          <table:table-cell table:formula="of:=[.F108]" office:value-type="string" office:string-value="85 – 87">
            <text:p>85 – 87</text:p>
          </table:table-cell>
          <table:table-cell table:formula="of:=[.G108]" office:value-type="string" office:string-value="85 – 87">
            <text:p>85 – 8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ulri (80)</text:p>
          </table:table-cell>
          <table:table-cell office:value-type="string">
            <text:p>59 – 61</text:p>
          </table:table-cell>
          <table:table-cell table:formula="of:=[.C109]" office:value-type="string" office:string-value="59 – 61">
            <text:p>59 – 61</text:p>
          </table:table-cell>
          <table:table-cell table:formula="of:=[.D109]" office:value-type="string" office:string-value="59 – 61">
            <text:p>59 – 61</text:p>
          </table:table-cell>
          <table:table-cell table:formula="of:=[.E109]" office:value-type="string" office:string-value="59 – 61">
            <text:p>59 – 61</text:p>
          </table:table-cell>
          <table:table-cell table:formula="of:=[.F109]" office:value-type="string" office:string-value="59 – 61">
            <text:p>59 – 61</text:p>
          </table:table-cell>
          <table:table-cell table:formula="of:=[.G109]" office:value-type="string" office:string-value="59 – 61">
            <text:p>59 – 6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ramboisier (98)</text:p>
          </table:table-cell>
          <table:table-cell office:value-type="string">
            <text:p>62 – 64</text:p>
          </table:table-cell>
          <table:table-cell table:formula="of:=[.C110]" office:value-type="string" office:string-value="62 – 64">
            <text:p>62 – 64</text:p>
          </table:table-cell>
          <table:table-cell table:formula="of:=[.D110]" office:value-type="string" office:string-value="62 – 64">
            <text:p>62 – 64</text:p>
          </table:table-cell>
          <table:table-cell table:formula="of:=[.E110]" office:value-type="string" office:string-value="62 – 64">
            <text:p>62 – 64</text:p>
          </table:table-cell>
          <table:table-cell table:formula="of:=[.F110]" office:value-type="string" office:string-value="62 – 64">
            <text:p>62 – 64</text:p>
          </table:table-cell>
          <table:table-cell table:formula="of:=[.G110]" office:value-type="string" office:string-value="62 – 64">
            <text:p>62 – 64</text:p>
          </table:table-cell>
          <table:table-cell table:number-columns-repeated="36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20/05/2012</text:date>, <text:time>16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9T15:20:31.89</meta:creation-date>
    <meta:editing-duration>PT10H23M44S</meta:editing-duration>
    <meta:editing-cycles>10</meta:editing-cycles>
    <meta:generator>OpenOffice.org/3.2$Win32 OpenOffice.org_project/320m12$Build-9483</meta:generator>
    <dc:date>2012-05-20T16:59:06.25</dc:date>
    <meta:document-statistic meta:table-count="3" meta:cell-count="760" meta:object-count="0"/>
  </office:meta>
</office:document-meta>
</file>